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4998e" officeooo:paragraph-rsid="0004998e"/>
    </style:style>
    <style:style style:name="P9" style:family="paragraph" style:parent-style-name="Table_20_Contents">
      <style:paragraph-properties fo:text-align="start" style:justify-single-word="false"/>
      <style:text-properties officeooo:rsid="0004998e" officeooo:paragraph-rsid="0004998e"/>
    </style:style>
    <style:style style:name="P10" style:family="paragraph" style:parent-style-name="Table_20_Contents">
      <style:paragraph-properties fo:text-align="start" style:justify-single-word="false"/>
      <style:text-properties officeooo:paragraph-rsid="0004998e"/>
    </style:style>
    <style:style style:name="P11" style:family="paragraph" style:parent-style-name="Table_20_Contents">
      <style:paragraph-properties fo:text-align="start" style:justify-single-word="false"/>
      <style:text-properties officeooo:rsid="00055f34" officeooo:paragraph-rsid="00055f3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4998e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3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// Ejercicio 1</text:p>
            <text:p text:style-name="P9">#include "stdio.h"<text:line-break/>#include &lt;stdlib.h&gt;<text:line-break/>#include &lt;unistd.h&gt;<text:line-break/>#include &lt;sys/types.h&gt;<text:line-break/>#include &lt;sys/stat.h&gt;<text:line-break/>#include &lt;fcntl.h&gt;<text:line-break/>#include &lt;errno.h&gt;</text:p>
            <text:p text:style-name="P10"><text:span text:style-name="T4">int main (int argc, char * argv[]){<text:line-break/><text:tab/>int fd;<text:line-break/><text:tab/>if (argc != 4){<text:line-break/><text:tab/><text:tab/>perror("Introduce 3 parametros.\n");<text:line-break/><text:tab/><text:tab/>exit(-1);<text:line-break/><text:tab/>}<text:line-break/><text:tab/>if (strcmp(argv[2], "&lt;")!=0 &amp;&amp; strcmp(argv[2], "&gt;")){<text:line-break/><text:tab/><text:tab/>perror("El segundo parametro debe ser \"&lt;\" o \"&gt;\".\n");<text:line-break/><text:tab/><text:tab/>exit(-1);<text:line-break/><text:tab/>}<text:line-break/><text:tab/>if ((fd = open(argv[3], O_CREAT|O_RDWR, S_IRWXU, S_IRWXG ,S_IRWXO))&lt;0){<text:line-break/><text:tab/><text:tab/>perror("Error al abrir o crear el fichero\n");<text:line-break/><text:tab/><text:tab/>exit(-1);<text:line-break/><text:tab/>}<text:line-break/><text:tab/>if (strcmp(argv[2], "&gt;")==0){<text:line-break/>// <text:tab/><text:tab/>Si el direccionamiento es hacia el fichero hay que cambiar el <text:line-break/>// <text:tab/><text:tab/>la salida estándar al fichero.<text:line-break/><text:tab/><text:tab/>close(1);<text:line-break/><text:tab/><text:tab/>if (fcntl(fd, F_DUPFD, 1)==-1){<text:line-break/><text:tab/><text:tab/><text:tab/>perror("Error al duplicar el descriptor\n");<text:line-break/><text:tab/><text:tab/><text:tab/>exit(-1);<text:line-break/><text:tab/><text:tab/>}<text:line-break/><text:tab/><text:tab/>if (execlp(argv[1], argv[1], NULL)&lt;0){<text:line-break/><text:tab/><text:tab/><text:tab/>perror("Error en exec\n");<text:line-break/><text:tab/><text:tab/><text:tab/>exit(-1);<text:line-break/><text:tab/><text:tab/>}<text:line-break/><text:tab/>}else{<text:line-break/>// <text:tab/><text:tab/>Si el direccionamiento es hacia la orden de linux hay que cambiar el<text:line-break/>// <text:tab/><text:tab/>la entrada estándar al fichero.<text:line-break/><text:tab/><text:tab/>close(0);<text:line-break/><text:tab/><text:tab/>if (fcntl(fd, F_DUPFD, 0)==-1){<text:line-break/><text:tab/><text:tab/><text:tab/>perror("Error al duplicar el descriptor\n");<text:line-break/><text:tab/><text:tab/><text:tab/>exit(-1);<text:line-break/><text:tab/><text:tab/>}<text:line-break/><text:tab/><text:tab/>if (execlp(argv[1], argv[1], NULL)&lt;0){<text:line-break/><text:tab/><text:tab/><text:tab/>perror("Error en exec\n");<text:line-break/><text:tab/><text:tab/><text:tab/>exit(-1);<text:line-break/><text:tab/><text:tab/>}<text:line-break/><text:tab/>}<text:line-break/>}</text:span></text:p>
          </table:table-cell>
        </table:table-row>
      </table:table>
      <text:p text:style-name="Standard"/>
      <text:p text:style-name="Standard"><text:soft-page-break/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#include &lt;stdio.h&gt;<text:line-break/>#include &lt;sys/types.h&gt;<text:line-break/>#include &lt;fcntl.h&gt;<text:line-break/>#include &lt;unistd.h&gt;<text:line-break/>#include &lt;errno.h&gt;<text:line-break/>int main (int argc, char * argv[])<text:line-break/>{<text:line-break/> <text:s text:c="3"/>char nada[5];<text:line-break/> <text:s text:c="3"/>struct flock cerrojo;//estructura del cerrojo<text:line-break/> <text:s text:c="3"/>int i,fd;//descriptor de archivo<text:line-break/> <text:s text:c="3"/>for( i=1; i&lt;argc; i++) {<text:line-break/> <text:s text:c="7"/>if ((fd=open(argv[i], O_RDWR)) == -1 ) {//abrimos el archivo para escritura<text:line-break/> <text:s text:c="11"/>perror("open fallo");<text:line-break/> <text:s text:c="11"/>continue;<text:line-break/> <text:s text:c="7"/>}<text:line-break/><text:tab/>//creamos la estructura del cerrojo<text:line-break/> <text:s text:c="7"/>cerrojo.l_type=F_WRLCK;//cerrojo para escritura<text:line-break/> <text:s text:c="7"/>cerrojo.l_whence=SEEK_SET;//<text:line-break/> <text:s text:c="7"/>cerrojo.l_start=0;<text:tab/> <text:s/>//archivo completo<text:line-break/> <text:s text:c="7"/>cerrojo.l_len=0;<text:tab/> <text:s/>//<text:line-break/> <text:s text:c="7"/>/* intentamos un bloqueo de escritura del archivo completo */<text:line-break/> <text:s text:c="7"/>if((fcntl (fd, F_SETLKW, &amp;cerrojo) )== -1) {<text:line-break/> <text:s text:c="11"/>if(errno==EDEADLK)<text:line-break/> <text:s text:c="11"/>printf("ha detectado interbloqeo EDEADLK\n");<text:line-break/> <text:s text:c="7"/>}<text:line-break/> <text:s text:c="7"/>printf ("cerrojo puesto sobre el archivo %s\n",argv[i]);<text:line-break/> <text:s text:c="7"/>printf ("pulse cualquier tecla\n");<text:line-break/> <text:s text:c="7"/>scanf("%s",nada);<text:line-break/> <text:s text:c="3"/>}<text:line-break/> <text:s text:c="3"/>return 0;<text:line-break/>}</text:p>
          </table:table-cell>
        </table:table-row>
      </table:table>
      <text:p text:style-name="P5"/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>#include &lt;stdio.h&gt;<text:line-break/>#include &lt;stdlib.h&gt;<text:line-break/>#include &lt;sys/types.h&gt;<text:line-break/>#include &lt;fcntl.h&gt;<text:line-break/>#include &lt;unistd.h&gt;<text:line-break/>#include &lt;sys/mman.h&gt;</text:p>
            <text:p text:style-name="P9">int main (int argc, char *argv[]){<text:line-break/><text:tab/>if (argc!=3){<text:line-break/><text:tab/><text:tab/>perror("Introduce el fichero fuente seguido del fichero destino.\n");<text:line-break/><text:tab/><text:tab/>exit(-1);<text:line-break/><text:tab/>}<text:line-break/><text:tab/>struct stat atributos;<text:tab/>// variable para los atributos.<text:line-break/><text:tab/>char *p1, *p2;<text:tab/>// Variables para guardar la memoria del archivo.<text:line-break/><text:tab/>int fd1, fd2;<text:tab/>// Descriptores de ambos archivos.<text:line-break/><text:soft-page-break/><text:tab/>if (stat(argv[1], &amp;atributos)==-1){<text:tab/>// Leemos los atributos del primer archivo<text:line-break/><text:tab/><text:tab/>perror ("Error al hacer stat.\n");<text:line-break/><text:tab/><text:tab/>exit(-1);<text:line-break/><text:tab/>}<text:line-break/>// <text:tab/>Abrimos el fichero que vamos a copiar.<text:line-break/><text:tab/>if((fd1 = open (argv[1], O_CREAT|O_RDWR, S_IRWXU | S_IRWXG | S_IRWXO))&lt;0){<text:line-break/><text:tab/><text:tab/>perror ("Error al hacer open.\n");<text:line-break/><text:tab/><text:tab/>exit(-1);<text:line-break/><text:tab/>}<text:line-break/>// <text:tab/>Hacemos la proyeccion del archivo 1.<text:line-break/><text:tab/>p1 = (char*) mmap (NULL, atributos.st_size, PROT_READ, MAP_SHARED, fd1, 0);<text:line-break/><text:tab/>if (p1 == MAP_FAILED) {//retorna en memoria la direccion principal de la proyeccion<text:line-break/><text:tab/><text:tab/>perror("Fallo la proyeccion2");//si fallo devuelve MAP_FAILED<text:line-break/><text:tab/><text:tab/>exit(-1);<text:line-break/><text:tab/>}<text:line-break/>// <text:tab/>Abrimos el fichero que al que vamos a copiar.<text:line-break/><text:tab/>if((fd2 = open (argv[2], O_CREAT|O_RDWR, S_IRWXU | S_IRWXG | S_IRWXO))&lt;0){<text:line-break/><text:tab/><text:tab/>perror ("Error al hacer open.\n");<text:line-break/><text:tab/><text:tab/>exit(-1);<text:line-break/><text:tab/>}<text:line-break/>// <text:tab/>Hacemos la proyección del archivo 2.<text:line-break/><text:tab/>p2 = (char*) mmap (NULL, atributos.st_size, PROT_WRITE, MAP_SHARED, fd2, 0);<text:line-break/><text:tab/>if (p2 == MAP_FAILED) {//retorna en memoria la direccion principal de la proyeccion<text:line-break/><text:tab/><text:tab/>perror("Fallo la proyeccion2");//si fallo devuelve MAP_FAILED<text:line-break/><text:tab/><text:tab/>exit(-1);<text:line-break/><text:tab/>}<text:line-break/><text:tab/>// Realizamos el truncamiento.<text:line-break/><text:tab/>ftruncate(fd2, atributos.st_size);<text:line-break/>// <text:tab/>Realizamos la copia del contenido de la memoria de ambos ficheros.<text:line-break/><text:tab/>memcpy(p2, p1, atributos.st_size);<text:line-break/>//<text:tab/>Cerrar la proyeccion del archivo 1.<text:line-break/><text:tab/>if(munmap (p1, atributos.st_size) == -1) {<text:line-break/><text:tab/><text:tab/>printf("Error al cerrar la proyeccion \n");<text:line-break/><text:tab/><text:tab/>exit(-1);<text:line-break/><text:tab/>}<text:line-break/><text:tab/>//<text:tab/>Cerrar la proyeccion del archivo 2.<text:line-break/><text:tab/>if(munmap (p2, atributos.st_size) == -1) {<text:line-break/><text:tab/><text:tab/>printf("Error al cerrar la proyeccion \n");<text:line-break/><text:tab/><text:tab/>exit(-1);<text:line-break/><text:tab/>}<text:line-break/><text:tab/>return 0;<text:line-break/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1-10-05T09:46:35</meta:creation-date>
    <dc:date>2015-01-11T19:24:19.529708199</dc:date>
    <meta:print-date>2011-10-06T10:39:21</meta:print-date>
    <meta:editing-cycles>191</meta:editing-cycles>
    <meta:editing-duration>PT22H12M57S</meta:editing-duration>
    <meta:document-statistic meta:table-count="9" meta:image-count="1" meta:object-count="0" meta:page-count="4" meta:paragraph-count="22" meta:word-count="678" meta:character-count="5056" meta:non-whitespace-character-count="4076"/>
    <meta:user-defined meta:name="Información 1"/>
    <meta:user-defined meta:name="Información 2"/>
    <meta:user-defined meta:name="Información 3"/>
    <meta:user-defined meta:name="Información 4"/>
  </office:meta>
</office:document-meta>
</file>